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2pt" style:font-size-asian="14pt" style:font-size-complex="14pt"/>
    </style:style>
    <style:style style:name="P4" style:family="paragraph" style:parent-style-name="Standard">
      <style:text-properties style:font-name="arial" fo:font-size="12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arial" fo:font-size="10pt" style:font-size-asian="20pt" style:font-size-complex="20pt"/>
    </style:style>
    <style:style style:name="P7" style:family="paragraph" style:parent-style-name="Standard">
      <style:text-properties style:font-name="arial" fo:font-size="10pt" fo:font-weight="normal" style:font-size-asian="20pt" style:font-weight-asian="normal" style:font-size-complex="20pt" style:font-weight-complex="normal"/>
    </style:style>
    <style:style style:name="P8" style:family="paragraph" style:parent-style-name="Standard">
      <style:text-properties style:font-name="arial" fo:font-size="1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rial" fo:font-size="10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0pt" fo:font-style="italic" style:font-size-asian="20pt" style:font-style-asian="italic" style:font-size-complex="20pt" style:font-style-complex="italic"/>
    </style:style>
    <style:style style:name="P11" style:family="paragraph" style:parent-style-name="Standard">
      <style:text-properties style:font-name="arial" fo:font-size="10pt" style:font-size-asian="14pt" style:font-size-complex="14pt"/>
    </style:style>
    <style:style style:name="P12" style:family="paragraph" style:parent-style-name="Standard">
      <style:text-properties style:font-name="arial" fo:font-size="10pt" style:font-size-asian="10.5pt" style:font-size-complex="12pt"/>
    </style:style>
    <style:style style:name="P13" style:family="paragraph" style:parent-style-name="Standard">
      <style:text-properties style:font-name="arial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font-size="12pt" style:font-size-asian="14pt" style:font-size-complex="14pt"/>
    </style:style>
    <style:style style:name="P15" style:family="paragraph" style:parent-style-name="Standard">
      <style:text-properties fo:font-size="10pt" style:font-size-asian="10.5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Verpflichtungserklärung zum Datenschutz für Ministranten</text:p>
      <text:p text:style-name="P5"/>
      <text:p text:style-name="P6"/>
      <text:p text:style-name="P7">zwischen</text:p>
      <text:p text:style-name="P8"/>
      <text:p text:style-name="P10">Vorname, Nachname der verantwortlichen Person</text:p>
      <text:p text:style-name="P6">(im Folgenden „Verantwortlicher“ genannt)</text:p>
      <text:p text:style-name="P6"/>
      <text:p text:style-name="P6">und</text:p>
      <text:p text:style-name="P6"/>
      <text:p text:style-name="P10">Vorname, Nachname der verpflichteten Person</text:p>
      <text:p text:style-name="P6">(im Folgenden „verpflichtete Person“ genannt)</text:p>
      <text:p text:style-name="P6"/>
      <text:p text:style-name="P6"/>
      <text:p text:style-name="P4">Präambel:</text:p>
      <text:p text:style-name="P13"/>
      <text:p text:style-name="P11">Der verantwortlichen Person werden zur Organisation der Ministrantengruppe personenbezogene Daten wie Name, Telefonnummer, Geburtsdatum oder E-Mail-Adresse anderer Mitglieder anvertraut. Der verantwortungsvolle Umgang mit diesen Daten ist verpflichtend.</text:p>
      <text:p text:style-name="P11"/>
      <text:p text:style-name="P11"/>
      <text:p text:style-name="P2">§ 1 – Vertraulicher Umgang mit personenbezogenen Daten</text:p>
      <text:p text:style-name="P11"/>
      <text:p text:style-name="P11">Die verpflichtete Person verpflichtet sich,</text:p>
      <text:p text:style-name="P11"/>
      <text:p text:style-name="P11">1. überlassene personenbezogene Daten ausschließlich im Rahmen der Ministrantengruppe zu verwenden,</text:p>
      <text:p text:style-name="P11">2. diese Daten nicht an unbefugte Dritte weiterzugeben,</text:p>
      <text:p text:style-name="P11">3. Daten nach Wegfall des Zwecks oder auf Aufforderung zu löschen oder zurückzugeben.</text:p>
      <text:p text:style-name="P11"/>
      <text:p text:style-name="P11"/>
      <text:p text:style-name="P14"><text:span text:style-name="T3">§ 2 – Schweigepflicht</text:span></text:p>
      <text:p text:style-name="P11"/>
      <text:p text:style-name="P11">Diese Verpflichtung zur Vertraulichkeit besteht auch nach Beendigung der Tätigkeit in der Ministrantengruppe fort.</text:p>
      <text:p text:style-name="P11"/>
      <text:p text:style-name="P11"/>
      <text:p text:style-name="P14"><text:span text:style-name="T3">§ 3 – Technische Sicherheit</text:span></text:p>
      <text:p text:style-name="P15"><text:span text:style-name="T3"/></text:p>
      <text:p text:style-name="P12">Soweit Daten elektronisch gespeichert werden, sind sie durch geeignete Schutzmaßnahmen (z. B. Passwort) vor unbefugtem Zugriff zu sichern.</text:p>
      <text:p text:style-name="P12"/>
      <text:p text:style-name="P12"/>
      <text:p text:style-name="P3"><text:span text:style-name="T5">§ 4 – Meldung von Verstößen</text:span></text:p>
      <text:p text:style-name="P9"/>
      <text:p text:style-name="P12">Bei Unsicherheiten oder bekannt gewordenen Datenschutzverstößen ist der Verantwortliche unverzüglich zu informieren.</text:p>
      <text:p text:style-name="P12"/>
      <text:p text:style-name="P12"/>
      <text:p text:style-name="P12"/>
      <text:p text:style-name="P12">Ort, Datum:</text:p>
      <text:p text:style-name="P12">Unterschrift der verpflichteten Person:</text:p>
      <text:p text:style-name="P12">Unterschrift des Verantwortlichen: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6:36:50.754586946</meta:creation-date>
    <dc:date>2025-05-11T16:44:42.660756561</dc:date>
    <meta:editing-duration>PT7M52S</meta:editing-duration>
    <meta:editing-cycles>1</meta:editing-cycles>
    <meta:document-statistic meta:table-count="0" meta:image-count="0" meta:object-count="0" meta:page-count="1" meta:paragraph-count="23" meta:word-count="163" meta:character-count="1366" meta:non-whitespace-character-count="1222"/>
    <meta:generator>LibreOffice/24.2.7.2$Linux_X86_64 LibreOffice_project/420$Build-2</meta:generator>
  </office:meta>
</office:document-meta>
</file>